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13319"/>
    </style:style>
    <style:style style:name="P2" style:family="paragraph" style:parent-style-name="Preformatted_20_Text">
      <style:paragraph-properties fo:text-align="start" style:justify-single-word="false"/>
      <style:text-properties officeooo:paragraph-rsid="00113319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13319"/>
    </style:style>
    <style:style style:name="T2" style:family="text">
      <style:text-properties officeooo:rsid="00113319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Installing and Configuring the Identity Service</text:h>
      <text:p text:style-name="P1"><text:span text:style-name="T1">一.Install the Identity service </text:span></text:p>
      <text:p text:style-name="P1"><text:span text:style-name="T1"><text:tab/>Install the Identity service on any server that is accessible to the other servers you intend to use for OpenStack services, as root:</text:span></text:p>
      <text:p text:style-name="P1"><text:span text:style-name="T1"><text:tab/><text:tab/>yum install openstack-utils openstack-keystone python-keystoneclien</text:span></text:p>
      <text:p text:style-name="P1"><text:span text:style-name="T1"><text:tab/>After installing, you need to </text:span><text:span text:style-name="T2">delete the sqlite database it creates</text:span><text:span text:style-name="T1">, then change the configuration to point to a MySQL database.</text:span></text:p>
      <text:p text:style-name="P1"><text:span text:style-name="T1"><text:tab/><text:tab/></text:span></text:p>
      <text:p text:style-name="P1"><text:span text:style-name="T1">二.Install MySQL as root:</text:span></text:p>
      <text:p text:style-name="P1"><text:span text:style-name="T1"><text:tab/>yum install mysql mysql-server MySQL-python</text:span></text:p>
      <text:p text:style-name="P1"><text:span text:style-name="T1"><text:tab/>During the install, you'll be prompted for the mysql root password. Enter a password of your choice and verify it</text:span></text:p>
      <text:p text:style-name="P1"><text:span text:style-name="T1"><text:tab/>Set MySQL to start the daemon every time you start and then start the server.</text:span></text:p>
      <text:p text:style-name="P1"><text:span text:style-name="T1"><text:tab/> # chkconfig --level 2345 mysqld on</text:span></text:p>
      <text:p text:style-name="P3"><text:s text:c="4"/># service mysqld start</text:p>
      <text:p text:style-name="P1"><text:span text:style-name="T1">三.create a MySQL database named "keystone" and a MySQL user named "keystone"</text:span></text:p>
      <text:p text:style-name="P1"><text:span text:style-name="T1"><text:s/>1.第一种方法</text:span></text:p>
      <text:p text:style-name="P1"><text:span text:style-name="T1"><text:tab/>sudo openstack-db --init --service keystone </text:span></text:p>
      <text:p text:style-name="P1"><text:span text:style-name="T1">2.手动</text:span></text:p>
      <text:p text:style-name="P1"><text:span text:style-name="T1"><text:tab/>$ mysql -u root -p</text:span></text:p>
      <text:p text:style-name="P1"><text:span text:style-name="T1"><text:tab/>mysql&gt; CREATE DATABASE keystone;</text:span></text:p>
      <text:p text:style-name="P2"><text:span text:style-name="T1">mysql&gt; GRANT ALL ON keystone.* TO 'keystone'@'%' IDENTIFIED BY '[YOUR_KEYSTONEDB_PASSWORD]';</text:span></text:p>
      <text:p text:style-name="P3">mysql&gt; GRANT ALL ON keystone.* TO 'keystone'@'localhost' IDENTIFIED BY '[YOUR_KEYSTONEDB_PASSWORD]';</text:p>
      <text:p text:style-name="P2"><text:span text:style-name="T1">1.configured via a primary configuration file (</text:span><text:span text:style-name="Source_20_Text"><text:span text:style-name="T1">/etc/keystone/keystone.conf</text:span></text:span><text:span text:style-name="T1">)</text:span></text:p>
      <text:p text:style-name="P2"><text:span text:style-name="T1"><text:tab/>connection = mysql://keystone:[YOUR_KEYSTONEDB_PASSWORD]@192.168.206.130/keystone</text:span></text:p>
      <text:p text:style-name="P2"><text:span text:style-name="T1"/></text:p>
      <text:p text:style-name="P2"><text:span text:style-name="T1">2.service token is used in the </text:span><text:span text:style-name="Source_20_Text"><text:span text:style-name="T1">keystone.conf</text:span></text:span><text:span text:style-name="T1"> file</text:span></text:p>
      <text:p text:style-name="P2"><text:span text:style-name="T1"><text:tab/>admin_token = 012345SECRET99TOKEN012345</text:span></text:p>
      <text:p text:style-name="P2"><text:span text:style-name="T1"><text:tab/>$ export ADMIN_TOKEN=$(openssl rand -hex 10)</text:span></text:p>
      <text:p text:style-name="P3"><text:s text:c="2"/>$ sudo openstack-config --set /etc/keystone/keystone.conf DEFAULT admin_token $ADMIN_TOKEN</text:p>
      <text:p text:style-name="P2"><text:span text:style-name="T1">$ sudo service openstack-keystone start &amp;&amp; sudo chkconfig keystone on</text:span></text:p>
      <text:p text:style-name="P2"><text:span text:style-name="T1">keystone-manage db_sync</text:span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Devanagar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Lohit Devanaga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6-13T12:29:51</meta:creation-date>
    <dc:date>2013-06-13T12:37:40</dc:date>
    <dc:creator>luyuzhe </dc:creator>
    <meta:editing-duration>P0D</meta:editing-duration>
    <meta:editing-cycles>1</meta:editing-cycles>
    <meta:document-statistic meta:table-count="0" meta:image-count="0" meta:object-count="0" meta:page-count="1" meta:paragraph-count="28" meta:word-count="222" meta:character-count="1586" meta:non-whitespace-character-count="1379"/>
    <meta:generator>LibreOffice/4.0.3.3$Linux_X86_64 LibreOffice_project/0eaa50a932c8f2199a615e1eb30f7ac74279539</meta:generator>
  </office:meta>
</office:document-meta>
</file>